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7550" officeooo:paragraph-rsid="00007550"/>
    </style:style>
    <style:style style:name="P2" style:family="paragraph" style:parent-style-name="Standard">
      <style:text-properties officeooo:rsid="00007550" officeooo:paragraph-rsid="00007550"/>
    </style:style>
    <style:style style:name="P3" style:family="paragraph" style:parent-style-name="Standard">
      <style:text-properties officeooo:paragraph-rsid="00020347"/>
    </style:style>
    <style:style style:name="T1" style:family="text">
      <style:text-properties officeooo:rsid="0000755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7550" style:font-weight-asian="bold" style:font-weight-complex="bold"/>
    </style:style>
    <style:style style:name="T4" style:family="text">
      <style:text-properties fo:font-weight="bold" officeooo:rsid="00020347" style:font-weight-asian="bold" style:font-weight-complex="bold"/>
    </style:style>
    <style:style style:name="T5" style:family="text">
      <style:text-properties officeooo:rsid="000203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зор лекций</text:p>
      <text:p text:style-name="Standard"><text:span text:style-name="T1">1. </text:span><text:a xlink:type="simple" xlink:href="https://fkn.ktu10.com/?q=node%2F8539" text:style-name="Internet_20_link" text:visited-style-name="Visited_20_Internet_20_Link">https://fkn.ktu10.com/?q=node%2F8539</text:a> </text:p>
      <text:p text:style-name="Standard"><text:span text:style-name="T1">2. </text:span><text:a xlink:type="simple" xlink:href="http://anna-pavlovna.ru/uslovnyj-operator-if" text:style-name="Internet_20_link" text:visited-style-name="Visited_20_Internet_20_Link">http://anna-pavlovna.ru/uslovnyj-operator-if</text:a></text:p>
      <text:p text:style-name="P1">Практическая работа</text:p>
      <text:p text:style-name="P1"><text:span text:style-name="T2">1 Задача. </text:span><text:s/>Напишите программу. Целое число М вводится с клавиатуры. Если оно неотрицательное, то увеличить его на 5. В противном случае — заменить числом ноль.</text:p>
      <text:p text:style-name="P1"><text:span text:style-name="T2">2 Задача. </text:span>Даны три целых числа. Найти количество положительных и количество отрицательных чисел в исходном наборе.</text:p>
      <text:p text:style-name="P1"><text:span text:style-name="T2">Задача 3. </text:span>Дано целое число. Вывести его строку-описание вида «отрицательное четное число», «нулевое число», «положительное нечетное число» и т. д.</text:p>
      <text:p text:style-name="P1"><text:span text:style-name="T2">Задача 4.</text:span> Дано целое число. Если оно является положительным, то прибавить к нему 1; в противном случае не изменять его. Вывести полученное число.</text:p>
      <text:p text:style-name="P1"><text:span text:style-name="T2">Задача 5.</text:span> Даны три целых числа. Найти количество положительных чисел в исходном наборе.</text:p>
      <text:p text:style-name="P1"><text:span text:style-name="T2">Задача 6.</text:span> Даны три целых числа. Найти количество положительных и количество отрицательных чисел в исходном наборе.</text:p>
      <text:p text:style-name="P1"><text:span text:style-name="T2">Задача 7. </text:span>Даны два числа. Вывести вначале большее, а затем меньшее из них.</text:p>
      <text:p text:style-name="P1"><text:span text:style-name="T2">Задача 8. </text:span>Даны действительные числа a, b, c. Проверить, выполняются ли неравенства a &lt; b &lt; c.</text:p>
      <text:p text:style-name="P3"><text:span text:style-name="T3">Задача 9. </text:span><text:span text:style-name="T1">Даны три действительных числа. Возвести в квадрат те из них, значения которых неотрицательны.<text:line-break/></text:span><text:span text:style-name="T4">Задача 10. </text:span>Даны действительные числа a, b, c, d. Если a≤ b ≤ c ≤ d, то каждое число заменить наибольшим из них; если a&gt;b&gt;c&gt;d, то оставить без изменения; в противном случае все числа заменяются их квадратами.<text:span text:style-name="T1"><text:line-break/></text:span></text:p>
      <text:p text:style-name="P1"><text:line-break/><text:line-break/></text:p>
      <text:p text:style-name="P1"><text:line-break/><text:line-break/><text:line-break/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11:27:55.884138402</meta:creation-date>
    <meta:editing-duration>PT4M22S</meta:editing-duration>
    <meta:editing-cycles>2</meta:editing-cycles>
    <meta:generator>LibreOffice/6.4.7.2$Linux_X86_64 LibreOffice_project/40$Build-2</meta:generator>
    <dc:date>2024-04-29T11:28:41.356412989</dc:date>
    <meta:document-statistic meta:table-count="0" meta:image-count="0" meta:object-count="0" meta:page-count="1" meta:paragraph-count="15" meta:word-count="202" meta:character-count="1368" meta:non-whitespace-character-count="1169"/>
  </office:meta>
</office:document-meta>
</file>